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line-height="150%">
        <style:tab-stops/>
      </style:paragraph-properties>
      <style:text-properties style:font-name="AssyrianDictionary"/>
    </style:style>
    <style:style style:name="P2" style:family="paragraph" style:parent-style-name="Header">
      <style:paragraph-properties fo:line-height="150%">
        <style:tab-stops/>
      </style:paragraph-properties>
    </style:style>
    <style:style style:name="P3" style:family="paragraph" style:parent-style-name="Header">
      <style:paragraph-properties fo:margin-left="0in" fo:margin-right="0.25in" fo:text-indent="0in" style:auto-text-indent="false"/>
    </style:style>
    <style:style style:name="P4" style:family="paragraph" style:parent-style-name="Plain_20_Text">
      <style:paragraph-properties fo:line-height="150%"/>
    </style:style>
    <style:style style:name="P5" style:family="paragraph" style:parent-style-name="Plain_20_Text">
      <style:paragraph-properties fo:line-height="150%">
        <style:tab-stops>
          <style:tab-stop style:position="0.5in" style:type="right"/>
          <style:tab-stop style:position="0.6252in"/>
        </style:tab-stops>
      </style:paragraph-properties>
    </style:style>
    <style:style style:name="P6" style:family="paragraph" style:parent-style-name="Plain_20_Text">
      <style:paragraph-properties fo:line-height="150%">
        <style:tab-stops>
          <style:tab-stop style:position="0.25in"/>
        </style:tab-stops>
      </style:paragraph-properties>
    </style:style>
    <style:style style:name="P7" style:family="paragraph" style:parent-style-name="Plain_20_Text">
      <style:paragraph-properties fo:line-height="150%"/>
      <style:text-properties style:font-name="AssyrianDictionary" fo:font-size="12pt" fo:font-weight="bold" style:font-size-asian="12pt" style:font-weight-asian="bold"/>
    </style:style>
    <style:style style:name="P8" style:family="paragraph" style:parent-style-name="Plain_20_Text">
      <style:paragraph-properties fo:line-height="150%"/>
      <style:text-properties style:font-name="AssyrianDictionary" fo:font-size="12pt" fo:language="pl" fo:country="PL" style:font-size-asian="12pt"/>
    </style:style>
    <style:style style:name="P9" style:family="paragraph" style:parent-style-name="Plain_20_Text">
      <style:paragraph-properties fo:line-height="150%"/>
      <style:text-properties style:font-name="AssyrianDictionary" fo:font-size="12pt" style:font-size-asian="12pt"/>
    </style:style>
    <style:style style:name="P10" style:family="paragraph" style:parent-style-name="Plain_20_Text">
      <style:paragraph-properties fo:line-height="150%">
        <style:tab-stops>
          <style:tab-stop style:position="6.5in" style:type="right"/>
        </style:tab-stops>
      </style:paragraph-properties>
      <style:text-properties style:font-name="AssyrianDictionary" fo:font-size="12pt" style:font-size-asian="12pt"/>
    </style:style>
    <style:style style:name="P11"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12" style:family="paragraph" style:parent-style-name="Plain_20_Text">
      <style:paragraph-properties fo:line-height="150%"/>
      <style:text-properties fo:font-variant="small-caps" style:font-name="AssyrianDictionary" fo:font-size="12pt" fo:font-weight="bold" style:font-size-asian="12pt" style:font-weight-asian="bold" style:font-weight-complex="bold"/>
    </style:style>
    <style:style style:name="P13" style:family="paragraph" style:parent-style-name="Plain_20_Text">
      <style:paragraph-properties fo:line-height="150%"/>
      <style:text-properties fo:font-variant="small-caps" style:font-name="AssyrianDictionary" fo:font-size="12pt" fo:language="pl" fo:country="PL" fo:font-weight="bold" style:font-size-asian="12pt" style:font-weight-asian="bold"/>
    </style:style>
    <style:style style:name="P14" style:family="paragraph" style:parent-style-name="Plain_20_Text">
      <style:paragraph-properties fo:margin-left="0in" fo:margin-right="0in" fo:line-height="150%" fo:text-indent="0.5in" style:auto-text-indent="false">
        <style:tab-stops>
          <style:tab-stop style:position="0.25in"/>
        </style:tab-stops>
      </style:paragraph-properties>
    </style:style>
    <style:style style:name="P15" style:family="paragraph" style:parent-style-name="Plain_20_Text" style:master-page-name="Standard">
      <style:paragraph-properties fo:line-height="150%" fo:text-align="center" style:justify-single-word="false" style:page-number="auto"/>
      <style:text-properties style:font-name="AssyrianDictionary" fo:font-size="12pt" fo:language="pl" fo:country="PL" fo:font-weight="bold" style:font-size-asian="12pt" style:font-weight-asian="bold"/>
    </style:style>
    <style:style style:name="P16" style:family="paragraph" style:parent-style-name="Standard">
      <style:paragraph-properties fo:line-height="150%"/>
    </style:style>
    <style:style style:name="P17" style:family="paragraph" style:parent-style-name="Standard">
      <style:paragraph-properties fo:line-height="15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8" style:family="paragraph" style:parent-style-name="Standard">
      <style:paragraph-properties fo:line-height="150%"/>
      <style:text-properties style:font-name="AssyrianDictionary"/>
    </style:style>
    <style:style style:name="P19" style:family="paragraph" style:parent-style-name="Standard">
      <style:paragraph-properties fo:margin-left="0.6252in" fo:margin-right="0in" fo:line-height="150%" fo:text-indent="-0.6252in" style:auto-text-indent="false">
        <style:tab-stops>
          <style:tab-stop style:position="0.5in" style:type="right"/>
          <style:tab-stop style:position="0.6252in"/>
        </style:tab-stops>
      </style:paragraph-properties>
    </style:style>
    <style:style style:name="P20" style:family="paragraph" style:parent-style-name="Standard">
      <style:paragraph-properties fo:margin-left="0in" fo:margin-right="0in" fo:line-height="150%" fo:text-indent="0.25in" style:auto-text-indent="false"/>
    </style:style>
    <style:style style:name="P21" style:family="paragraph" style:parent-style-name="Standard">
      <style:paragraph-properties fo:margin-left="0in" fo:margin-right="0in" fo:line-height="150%" fo:text-indent="0.25in" style:auto-text-indent="false"/>
      <style:text-properties style:font-name="AssyrianDictionary"/>
    </style:style>
    <style:style style:name="T1" style:family="text">
      <style:text-properties fo:language="pl" fo:country="PL"/>
    </style:style>
    <style:style style:name="T2" style:family="text">
      <style:text-properties style:font-name="AssyrianDictionary"/>
    </style:style>
    <style:style style:name="T3" style:family="text">
      <style:text-properties style:font-name="AssyrianDictionary" fo:font-size="12pt" style:font-size-asian="12pt"/>
    </style:style>
    <style:style style:name="T4" style:family="text">
      <style:text-properties style:font-name="AssyrianDictionary" fo:font-size="12pt" style:font-size-asian="12pt" style:font-name-complex="Courier New" style:font-size-complex="11pt"/>
    </style:style>
    <style:style style:name="T5" style:family="text">
      <style:text-properties style:font-name="AssyrianDictionary" fo:font-size="12pt" style:font-size-asian="12pt" style:font-size-complex="11pt"/>
    </style:style>
    <style:style style:name="T6" style:family="text">
      <style:text-properties style:font-name="AssyrianDictionary" fo:font-size="12pt" fo:language="pl" fo:country="PL" style:font-size-asian="12pt"/>
    </style:style>
    <style:style style:name="T7" style:family="text">
      <style:text-properties style:font-name="AssyrianDictionary" fo:font-size="12pt" fo:language="pl" fo:country="PL" fo:font-style="italic" style:font-size-asian="12pt" style:font-style-asian="italic" style:font-style-complex="italic"/>
    </style:style>
    <style:style style:name="T8" style:family="text">
      <style:text-properties style:font-name="AssyrianDictionary" fo:font-size="12pt" fo:font-style="italic" style:font-size-asian="12pt" style:font-style-asian="italic"/>
    </style:style>
    <style:style style:name="T9" style:family="text">
      <style:text-properties style:font-name="AssyrianDictionary" fo:font-size="12pt" fo:font-style="italic" style:font-size-asian="12pt" style:font-style-asian="italic" style:font-style-complex="italic"/>
    </style:style>
    <style:style style:name="T10" style:family="text">
      <style:text-properties style:font-name="AssyrianDictionary" fo:font-size="12pt" fo:font-weight="bold" style:font-size-asian="12pt" style:font-weight-asian="bold"/>
    </style:style>
    <style:style style:name="T11" style:family="text">
      <style:text-properties style:font-name="AssyrianDictionary" fo:font-size="12pt" fo:font-weight="bold" style:font-size-asian="12pt" style:font-weight-asian="bold" style:font-weight-complex="bold"/>
    </style:style>
    <style:style style:name="T12" style:family="text">
      <style:text-properties style:font-name="AssyrianDictionary" fo:font-size="12pt" fo:letter-spacing="0.0138in" style:font-size-asian="12pt"/>
    </style:style>
    <style:style style:name="T13" style:family="text">
      <style:text-properties style:font-name="AssyrianDictionary" fo:font-size="12pt" fo:letter-spacing="0.0138in" style:font-size-asian="12pt" style:font-name-complex="Courier New" style:font-size-complex="11pt"/>
    </style:style>
    <style:style style:name="T14" style:family="text">
      <style:text-properties style:font-name="AssyrianDictionary" fo:font-size="12pt" fo:letter-spacing="0.0138in" style:font-size-asian="12pt" style:font-size-complex="11pt"/>
    </style:style>
    <style:style style:name="T15" style:family="text">
      <style:text-properties style:font-name="AssyrianDictionary" fo:letter-spacing="0.0138in"/>
    </style:style>
    <style:style style:name="T16" style:family="text">
      <style:text-properties style:font-name="AssyrianDictionary" fo:letter-spacing="0.0138in" style:font-name-complex="Courier New" style:font-size-complex="9pt"/>
    </style:style>
    <style:style style:name="T17" style:family="text">
      <style:text-properties style:font-name="AssyrianDictionary" fo:letter-spacing="0.0138in" style:font-name-complex="Courier New" style:font-size-complex="11pt"/>
    </style:style>
    <style:style style:name="T18" style:family="text">
      <style:text-properties style:font-name="AssyrianDictionary" fo:letter-spacing="0.0138in" style:font-size-complex="11pt"/>
    </style:style>
    <style:style style:name="T19" style:family="text">
      <style:text-properties style:font-name="AssyrianDictionary" fo:letter-spacing="0.0138in" fo:font-style="italic" style:font-style-asian="italic" style:font-name-complex="Courier New" style:font-size-complex="11pt" style:font-style-complex="italic"/>
    </style:style>
    <style:style style:name="T20" style:family="text">
      <style:text-properties style:font-name="AssyrianDictionary" fo:language="pl" fo:country="PL"/>
    </style:style>
    <style:style style:name="T21" style:family="text">
      <style:text-properties style:font-name="AssyrianDictionary" style:font-name-complex="Courier New" style:font-size-complex="9pt"/>
    </style:style>
    <style:style style:name="T22" style:family="text">
      <style:text-properties style:font-name="AssyrianDictionary" style:font-name-complex="Courier New" style:font-size-complex="11pt"/>
    </style:style>
    <style:style style:name="T23" style:family="text">
      <style:text-properties style:font-name="AssyrianDictionary" fo:font-style="italic" style:font-style-asian="italic"/>
    </style:style>
    <style:style style:name="T24" style:family="text">
      <style:text-properties style:font-name="AssyrianDictionary" fo:font-style="italic" style:font-style-asian="italic" style:font-style-complex="italic"/>
    </style:style>
    <style:style style:name="T25" style:family="text">
      <style:text-properties style:font-name="AssyrianDictionary" fo:font-style="italic" style:font-style-asian="italic" style:font-name-complex="Courier New" style:font-size-complex="11pt" style:font-style-complex="italic"/>
    </style:style>
    <style:style style:name="T26" style:family="text">
      <style:text-properties style:font-name="AssyrianDictionary" style:font-size-complex="11pt"/>
    </style:style>
    <style:style style:name="T27" style:family="text">
      <style:text-properties style:font-name="AssyrianDictionary" fo:font-weight="bold" style:font-weight-asian="bold"/>
    </style:style>
    <style:style style:name="T28" style:family="text">
      <style:text-properties style:font-name="AssyrianDictionary" fo:font-weight="bold" style:font-weight-asian="bold" style:font-weight-complex="bold"/>
    </style:style>
    <style:style style:name="T29" style:family="text">
      <style:text-properties style:font-name="AssyrianDictionary" style:font-size-complex="12pt"/>
    </style:style>
    <style:style style:name="T30" style:family="text">
      <style:text-properties style:text-position="super 58%" style:font-name="AssyrianDictionary" fo:font-size="12pt" style:font-size-asian="12pt"/>
    </style:style>
    <style:style style:name="T31" style:family="text">
      <style:text-properties style:text-position="super 58%" style:font-name="AssyrianDictionary" fo:font-size="12pt" fo:language="pl" fo:country="PL" style:font-size-asian="12pt"/>
    </style:style>
    <style:style style:name="T32" style:family="text">
      <style:text-properties style:text-position="super 58%" style:font-name="AssyrianDictionary" fo:font-size="12pt" fo:letter-spacing="0.0138in" style:font-size-asian="12pt" style:font-name-complex="Courier New" style:font-size-complex="11pt"/>
    </style:style>
    <style:style style:name="T33" style:family="text">
      <style:text-properties style:text-position="super 58%" style:font-name="AssyrianDictionary" fo:letter-spacing="0.0138in" style:font-name-complex="Courier New" style:font-size-complex="9pt"/>
    </style:style>
    <style:style style:name="T34" style:family="text">
      <style:text-properties style:text-position="super 58%" style:font-name="AssyrianDictionary" fo:letter-spacing="0.0138in" style:font-name-complex="Courier New" style:font-size-complex="11pt"/>
    </style:style>
    <style:style style:name="T35" style:family="text">
      <style:text-properties style:text-position="super 58%" style:font-name="AssyrianDictionary" style:font-name-complex="Courier New" style:font-size-complex="11pt"/>
    </style:style>
    <style:style style:name="T36" style:family="text">
      <style:text-properties style:text-position="sub 58%" style:font-name="AssyrianDictionary" fo:font-size="12pt" style:font-size-asian="12pt" style:font-name-complex="Courier New" style:font-size-complex="11pt"/>
    </style:style>
    <style:style style:name="T37" style:family="text">
      <style:text-properties style:text-position="sub 58%" style:font-name="AssyrianDictionary" fo:font-size="12pt" fo:language="pl" fo:country="PL" style:font-size-asian="12pt"/>
    </style:style>
    <style:style style:name="T38" style:family="text">
      <style:text-properties style:text-position="sub 58%" style:font-name="AssyrianDictionary" fo:font-size="12pt" fo:letter-spacing="0.0138in" style:font-size-asian="12pt" style:font-name-complex="Courier New" style:font-size-complex="11pt"/>
    </style:style>
    <style:style style:name="T39" style:family="text">
      <style:text-properties style:text-position="sub 58%" style:font-name="AssyrianDictionary" fo:language="pl" fo:country="PL"/>
    </style:style>
    <style:style style:name="T40" style:family="text">
      <style:text-properties style:text-position="sub 58%" style:font-name="AssyrianDictionary" fo:letter-spacing="0.0138in" style:font-name-complex="Courier New" style:font-size-complex="11pt"/>
    </style:style>
    <style:style style:name="T41" style:family="text">
      <style:text-properties fo:color="#ff0000"/>
    </style:style>
    <style:style style:name="T42" style:family="text">
      <style:text-properties fo:font-style="italic" style:font-style-asian="italic"/>
    </style:style>
    <style:style style:name="T43" style:family="text">
      <style:text-properties style:font-name="Times New Roman" fo:font-size="12pt" style:font-size-asian="12pt"/>
    </style:style>
    <style:style style:name="T44" style:family="text">
      <style:text-properties style:font-name="Times New Roman" fo:font-size="12pt" fo:language="pl" fo:country="PL" style:font-size-asian="12pt"/>
    </style:style>
    <style:style style:name="T45" style:family="text">
      <style:text-properties style:font-name="Times New Roman" fo:font-size="12pt" fo:font-style="italic" style:font-size-asian="12pt" style:font-style-asian="italic"/>
    </style:style>
    <style:style style:name="T46" style:family="text">
      <style:text-properties style:font-name="Times New Roman" fo:font-size="12pt" fo:font-style="italic" style:font-size-asian="12pt" style:font-style-asian="italic" style:font-style-complex="italic"/>
    </style:style>
    <style:style style:name="T4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9. Åu-Sin to Åarrum-bani 1 (ÅuÅa1, 3.1.16, RCU 18)</text:p>
      <text:p text:style-name="P8"/>
      <text:p text:style-name="P12">Sources</text:p>
      <text:p text:style-name="P9"/>
      <text:p text:style-name="P10">X1 = BM 54327 iii 1’–12’<text:tab/>8–24</text:p>
      <text:p text:style-name="P10">X2 = YBC 7149 ii 21–iv 12<text:tab/>1–45</text:p>
      <text:p text:style-name="P10"/>
      <text:p text:style-name="P4"><text:span text:style-name="T3">Tablet typology: both are compilation tablets (Type I).</text:span></text:p>
      <text:p text:style-name="P9"/>
      <text:p text:style-name="P4"><text:span text:style-name="T3">Translation: P. Michalowski, Royal Letters 79–80. </text:span></text:p>
      <text:p text:style-name="P9"/>
      <text:p text:style-name="P13">Text Transliteration</text:p>
      <text:p text:style-name="P13"/>
      <text:p text:style-name="P5"><text:span text:style-name="T6">1. </text:span><text:span text:style-name="T6"><text:tab/>X2 <text:tab/></text:span><text:span text:style-name="T31">I</text:span><text:span text:style-name="T3">å</text:span><text:span text:style-name="T6">ar-ru-um-ba-ni-ra </text:span><text:span text:style-name="T3">ù</text:span><text:span text:style-name="T6">-na-a-d[ug</text:span><text:span text:style-name="T37">4</text:span><text:span text:style-name="T6">]</text:span></text:p>
      <text:p text:style-name="P5"><text:span text:style-name="T6">2. <text:tab/>X2 <text:tab/></text:span><text:span text:style-name="T31">d</text:span><text:span text:style-name="T3">å</text:span><text:span text:style-name="T6">u-&lt;</text:span><text:span text:style-name="T31">d</text:span><text:span text:style-name="T6">en.zu&gt; lugal-zu na-ab-b</text:span><text:span text:style-name="T3">é</text:span><text:span text:style-name="T6">-a</text:span></text:p>
      <text:p text:style-name="P5"><text:span text:style-name="T6">3. <text:tab/>X2 <text:tab/>l</text:span><text:span text:style-name="T3">ú</text:span><text:span text:style-name="T6">-kíÑ-gi</text:span><text:span text:style-name="T37">4</text:span><text:span text:style-name="T6">-a mu-e-</text:span><text:span text:style-name="T3">å</text:span><text:span text:style-name="T6">i-gi-a-Ñu</text:span><text:span text:style-name="T37">10</text:span><text:span text:style-name="T6"> dirig </text:span><text:span text:style-name="T3">åà</text:span><text:span text:style-name="T6">-</text:span><text:span text:style-name="T3">åè</text:span><text:span text:style-name="T6"> x[…]</text:span></text:p>
      <text:p text:style-name="P5"><text:span text:style-name="T6">4. <text:tab/>X2 <text:tab/>≠u</text:span><text:span text:style-name="T37">4</text:span><text:span text:style-name="T6">-</text:span><text:span text:style-name="T3">è</text:span><text:span text:style-name="T6"> </text:span><text:span text:style-name="T3">á</text:span><text:span text:style-name="T6">-</text:span><text:span text:style-name="T3">á</text:span><text:span text:style-name="T6">g-g</text:span><text:span text:style-name="T3">á</text:span><text:span text:style-name="T6">-Ñu</text:span><text:span text:style-name="T37">10</text:span><text:span text:style-name="T6"> Ñ</text:span><text:span text:style-name="T3">á</text:span><text:span text:style-name="T6">-a-gin</text:span><text:span text:style-name="T37">7</text:span><text:span text:style-name="T6">-nam ma-[…] </text:span><text:span text:style-name="T3">­li</text:span><text:span text:style-name="Footnote_20_Symbol"><text:span text:style-name="T3"><text:note text:id="ftn1" text:note-class="footnote"><text:note-citation>1</text:note-citation><text:note-body><text:p text:style-name="Footnote"><text:s/>Preceded by an erased sign (<text:span text:style-name="T16">hé</text:span><text:span text:style-name="T33">?</text:span>).</text:p></text:note-body></text:note></text:span></text:span><text:span text:style-name="T3">-bí-íb-diri-g[e-(en)]</text:span></text:p>
      <text:p text:style-name="P5"><text:span text:style-name="T6">5. </text:span><text:span text:style-name="T6"><text:tab/>X2 <text:tab/>u</text:span><text:span text:style-name="T37">4</text:span><text:span text:style-name="T6"> </text:span><text:span text:style-name="T3">≠è</text:span><text:span text:style-name="T6">-da-zu</text:span><text:span text:style-name="T3"></text:span><text:span text:style-name="T6">-ne igi-Ñu</text:span><text:span text:style-name="T37">10</text:span><text:span text:style-name="T6"> ≠i</text:span><text:span text:style-name="T3"></text:span><text:span text:style-name="T6">-x[…]</text:span></text:p>
      <text:p text:style-name="P5"><text:span text:style-name="T6">6. <text:tab/>X2 <text:tab/>Ñ</text:span><text:span text:style-name="T3">á</text:span><text:span text:style-name="T6">-e a-na ma-ab-en-≠na x[…]</text:span></text:p>
      <text:p text:style-name="P5"><text:span text:style-name="T6">7. <text:tab/>X2 <text:tab/></text:span><text:span text:style-name="T3">åà</text:span><text:span text:style-name="T6"> ma-da-ka gin-a-zu-≠ne</text:span></text:p>
      <text:p text:style-name="P5"><text:span text:style-name="T6">8. <text:tab/>X1 <text:tab/>ma-≠da</text:span><text:span text:style-name="T3"></text:span><text:span text:style-name="T6"> [ <text:s/>]</text:span></text:p>
      <text:p text:style-name="P5"><text:span text:style-name="T6"><text:tab/></text:span><text:span text:style-name="T6">X2 <text:tab/>ma-da-a ba-e-te Ñi</text:span><text:span text:style-name="T37">6</text:span><text:span text:style-name="T6"> s</text:span><text:span text:style-name="T3">á</text:span><text:span text:style-name="T6"> na-[…]</text:span></text:p>
      <text:p text:style-name="P5"><text:span text:style-name="T3">9. <text:tab/>X1 <text:tab/>lú gal-gal-bi-≠e-n[e …]</text:span></text:p>
      <text:p text:style-name="P5"><text:span text:style-name="T3"><text:s/><text:tab/>X2 <text:tab/>lú gal-gal-bi-ne KA ù-[…]</text:span></text:p>
      <text:p text:style-name="P5"><text:span text:style-name="T6">10.</text:span><text:span text:style-name="T6"><text:tab/>ßX1<text:tab/>tukum-bi nam-</text:span><text:span text:style-name="T3">≠</text:span><text:span text:style-name="T6">te</text:span><text:span text:style-name="T3"></text:span><text:span text:style-name="T6">-n[a</text:span><text:span text:style-name="T31">?</text:span><text:span text:style-name="T6"> …]</text:span></text:p>
      <text:p text:style-name="P5"><text:span text:style-name="T6"><text:s/><text:tab/>X2<text:tab/>tukum-bi n</text:span><text:span text:style-name="T3">í</text:span><text:span text:style-name="T6">-te-na-Ñ</text:span><text:span text:style-name="T3">á</text:span><text:span text:style-name="T6"> SU […]</text:span></text:p>
      <text:p text:style-name="P5"><text:soft-page-break/><text:span text:style-name="T3">11.<text:tab/>X1<text:tab/>#, or on line 10.</text:span></text:p>
      <text:p text:style-name="P5"><text:span text:style-name="T3"><text:s/><text:tab/>X2<text:tab/>umuå-ne-ne SU-a-ni […]</text:span></text:p>
      <text:p text:style-name="P19"><text:span text:style-name="T2">12. <text:tab/>X1 <text:tab/>lú gal-gal-bi-e-ne ≠åubtum­ (KASKAL. ≠</text:span><text:span text:style-name="T20">LAGAB≈U/LAGAB≈U) h</text:span><text:span text:style-name="T2">é</text:span><text:span text:style-name="T20">-mu-</text:span><text:span text:style-name="T2">≠</text:span><text:span text:style-name="T20">e-da-su</text:span><text:span text:style-name="T39">8</text:span><text:span text:style-name="T2"></text:span><text:span text:style-name="T20">-[ge-e</text:span><text:span text:style-name="T2">å</text:span><text:span text:style-name="T20">] </text:span></text:p>
      <text:p text:style-name="P5"><text:span text:style-name="T6"><text:s/></text:span><text:span text:style-name="T6"><text:tab/></text:span><text:span text:style-name="T3">X2 <text:tab/>lú gal-gal-bi-ne KASKAL.TÚG.MU[L <text:s/>]</text:span></text:p>
      <text:p text:style-name="P5"><text:span text:style-name="T6">13. </text:span><text:span text:style-name="T6"><text:tab/>X1 <text:tab/>tur-ne-ne ub-ta-ri :</text:span></text:p>
      <text:p text:style-name="P5"><text:span text:style-name="T6"><text:s/><text:tab/>X2 <text:tab/>tur-tur-ne-ne ub-ta-≠ri</text:span></text:p>
      <text:p text:style-name="P5"><text:span text:style-name="T6">14. <text:tab/>X1 <text:tab/>e-ne-ne-gin</text:span><text:span text:style-name="T37">7</text:span><text:span text:style-name="T6">-nam ma-≠da x […]</text:span></text:p>
      <text:p text:style-name="P5"><text:span text:style-name="T6"><text:s/><text:tab/>X2 <text:tab/>e-ne-ne-gin</text:span><text:span text:style-name="T37">7</text:span><text:span text:style-name="T6">-nam ma</text:span><text:span text:style-name="T31">!</text:span><text:span text:style-name="Footnote_20_Symbol"><text:span text:style-name="T6"><text:note text:id="ftn2" text:note-class="footnote"><text:note-citation>2</text:note-citation><text:note-body><text:p text:style-name="Footnote"><text:s/>Written<text:span text:style-name="T16"> dím</text:span><text:span text:style-name="T33">!</text:span><text:span text:style-name="T16">.</text:span></text:p></text:note-body></text:note></text:span></text:span><text:span text:style-name="T6">-da x[…]</text:span></text:p>
      <text:p text:style-name="P5"><text:span text:style-name="T6">15. <text:tab/>X1 <text:tab/>tukum-bi u</text:span><text:span text:style-name="T37">18</text:span><text:span text:style-name="Footnote_20_Symbol"><text:span text:style-name="T6"><text:note text:id="ftn3" text:note-class="footnote"><text:note-citation>3</text:note-citation><text:note-body><text:p text:style-name="Footnote"><text:s/>Written <text:span text:style-name="T21">URU</text:span> rather than <text:span text:style-name="T41">Ğ</text:span><text:span text:style-name="T21">IÅGAL</text:span>.</text:p></text:note-body></text:note></text:span></text:span><text:span text:style-name="T6">-l</text:span><text:span text:style-name="T3">ú</text:span><text:span text:style-name="T6"> Ñárza-bi-e-ne :</text:span></text:p>
      <text:p text:style-name="P5"><text:span text:style-name="T6"><text:s/><text:tab/>X2 <text:tab/>tukum-bi </text:span><text:span text:style-name="T3">ù</text:span><text:span text:style-name="T6">-</text:span><text:span text:style-name="T3">≠</text:span><text:span text:style-name="T6">l</text:span><text:span text:style-name="T3">ú</text:span><text:span text:style-name="T6"> […]</text:span></text:p>
      <text:p text:style-name="P5"><text:span text:style-name="T6">16. <text:tab/>X1 <text:tab/>umu</text:span><text:span text:style-name="T3">å</text:span><text:span text:style-name="T6">-bi a</text:span><text:span text:style-name="T3">å</text:span><text:span text:style-name="T6">a-≠</text:span><text:span text:style-name="T3">à</text:span><text:span text:style-name="T6">m</text:span></text:p>
      <text:p text:style-name="P5"><text:span text:style-name="T6"><text:s/><text:tab/>X2 <text:tab/>umu</text:span><text:span text:style-name="T3">å</text:span><text:span text:style-name="T6">-bi-</text:span><text:span text:style-name="T3">≠</text:span><text:span text:style-name="T6">ne</text:span><text:span text:style-name="T3"></text:span><text:span text:style-name="T6"> a</text:span><text:span text:style-name="T3">å</text:span><text:span text:style-name="T6">a-[…]</text:span></text:p>
      <text:p text:style-name="P5"><text:span text:style-name="T6">17. <text:tab/>X1 <text:tab/>b</text:span><text:span text:style-name="T3">ù</text:span><text:span text:style-name="T6">ru-da-ne-ne nu-e-da-s</text:span><text:span text:style-name="T3">ì</text:span><text:span text:style-name="T6">-ke :</text:span></text:p>
      <text:p text:style-name="P5"><text:span text:style-name="T6"><text:s/><text:tab/>X2 <text:tab/>b</text:span><text:span text:style-name="T3">ù</text:span><text:span text:style-name="T6">ru-da-ne-ne-a nu-mu-ud-x[…]</text:span></text:p>
      <text:p text:style-name="P5"><text:span text:style-name="T6">18.<text:tab/>X1 <text:tab/>l</text:span><text:span text:style-name="T3">ú</text:span><text:span text:style-name="T6"> k</text:span><text:span text:style-name="T3">ú</text:span><text:span text:style-name="T6">r-ra Ñar-Ñar-bi-</text:span><text:span text:style-name="T3">≠</text:span><text:span text:style-name="T6">da</text:span><text:span text:style-name="T3"></text:span></text:p>
      <text:p text:style-name="P5"><text:span text:style-name="T3"><text:s/><text:tab/>X2 <text:tab/>lú kúr-ra Ñar-Ñar-bi-[…]</text:span></text:p>
      <text:p text:style-name="P5"><text:span text:style-name="T6">19. </text:span><text:span text:style-name="T6"><text:tab/>X1 <text:tab/>uru-bi zag </text:span><text:span text:style-name="T3">ù</text:span><text:span text:style-name="T6">-b</text:span><text:span text:style-name="T3">í</text:span><text:span text:style-name="T6">-≠dib</text:span></text:p>
      <text:p text:style-name="P5"><text:span text:style-name="T6"><text:s/><text:tab/>X2 <text:tab/>uru-bi zag-bi </text:span><text:span text:style-name="T3">ù</text:span><text:span text:style-name="T6">-b[í</text:span><text:span text:style-name="T31">?</text:span><text:span text:style-name="T6">-…]</text:span></text:p>
      <text:p text:style-name="P5"><text:span text:style-name="T6">20. <text:tab/>X1 <text:tab/>en-na </text:span><text:span text:style-name="T3">í</text:span><text:span text:style-name="T6">b-ta-ab-e</text:span><text:span text:style-name="T37">11</text:span><text:span text:style-name="T6">-ne na-ab-ta-</text:span><text:span text:style-name="T3">≠</text:span><text:span text:style-name="T6">bal</text:span><text:span text:style-name="T3"></text:span><text:span text:style-name="T6">-e-ne</text:span></text:p>
      <text:p text:style-name="P5"><text:span text:style-name="T6"><text:s/><text:tab/>X2 <text:tab/>en-na b</text:span><text:span text:style-name="T3">à</text:span><text:span text:style-name="T6">d-bi ab-ta-≠</text:span><text:span text:style-name="T3">è</text:span><text:span text:style-name="T6">-[ne] na-ab-ta-bal-e-[ne]</text:span></text:p>
      <text:p text:style-name="P5"><text:span text:style-name="T6">21. <text:tab/>X1 <text:tab/>nita-bi </text:span><text:span text:style-name="T3">ù</text:span><text:span text:style-name="T6">-gaz</text:span></text:p>
      <text:p text:style-name="P5"><text:span text:style-name="T6"><text:s/><text:tab/>X2 <text:tab/>≠nita-bi </text:span><text:span text:style-name="T3">ù</text:span><text:span text:style-name="T6">-g[az]</text:span></text:p>
      <text:p text:style-name="P5"><text:span text:style-name="T6">22. <text:tab/>X1 <text:tab/></text:span><text:span text:style-name="T3">é</text:span><text:span text:style-name="T6">ren-bi uru ma-da-ka-zu-</text:span><text:span text:style-name="T3">åè</text:span><text:span text:style-name="T6"> dab</text:span><text:span text:style-name="T37">5</text:span><text:span text:style-name="T6">-</text:span><text:span text:style-name="T3">à</text:span><text:span text:style-name="T6">m la-ab</text:span><text:span text:style-name="Footnote_20_Symbol"><text:span text:style-name="T6"><text:note text:id="ftn4" text:note-class="footnote"><text:note-citation>4</text:note-citation><text:note-body><text:p text:style-name="Footnote"><text:s/>Preceded by an erased <text:span text:style-name="T16">ba</text:span>.</text:p></text:note-body></text:note></text:span></text:span><text:span text:style-name="T6">-x-x :</text:span></text:p>
      <text:p text:style-name="P5"><text:span text:style-name="T6"><text:s/><text:tab/>X2 <text:tab/>munus-bi uru &lt;ma&gt;-da-ka-zu-</text:span><text:span text:style-name="T3">åè</text:span><text:span text:style-name="T6"> ab-dab</text:span><text:span text:style-name="T37">5</text:span><text:span text:style-name="T6">-e(-)x[…] </text:span></text:p>
      <text:p text:style-name="P5"><text:soft-page-break/><text:span text:style-name="T6">23. <text:tab/>X1 <text:tab/></text:span><text:span text:style-name="T3">á</text:span><text:span text:style-name="T6">-</text:span><text:span text:style-name="T3">å</text:span><text:span text:style-name="T6">a mu-e-da-</text:span><text:span text:style-name="T3">á</text:span><text:span text:style-name="T6">Ñ</text:span></text:p>
      <text:p text:style-name="P5"><text:span text:style-name="T6"><text:s/><text:tab/>X2 <text:tab/></text:span><text:span text:style-name="T3">á</text:span><text:span text:style-name="T6">-</text:span><text:span text:style-name="T3">åè</text:span><text:span text:style-name="T6"> mu-e-da-</text:span><text:span text:style-name="T3">á</text:span><text:span text:style-name="T6">Ñ-x</text:span><text:span text:style-name="T31">?</text:span></text:p>
      <text:p text:style-name="P5"><text:span text:style-name="T6">24. <text:tab/>X1 <text:tab/>a-na-a</text:span><text:span text:style-name="T3">å</text:span><text:span text:style-name="T6">-</text:span><text:span text:style-name="T3">à</text:span><text:span text:style-name="T6">m Ñ</text:span><text:span text:style-name="T3">á</text:span><text:span text:style-name="T6">-a-gin</text:span><text:span text:style-name="T37">7</text:span><text:span text:style-name="T6">-nam nu-ak</text:span></text:p>
      <text:p text:style-name="P5"><text:span text:style-name="T6"><text:s/><text:tab/>X2 <text:tab/>a-na-a</text:span><text:span text:style-name="T3">å</text:span><text:span text:style-name="T6">-</text:span><text:span text:style-name="T3">à</text:span><text:span text:style-name="T6">m Ñ</text:span><text:span text:style-name="T3">á</text:span><text:span text:style-name="T6">-a-gin</text:span><text:span text:style-name="T37">7</text:span><text:span text:style-name="T6">-nam nu-≠ak</text:span></text:p>
      <text:p text:style-name="P5"><text:span text:style-name="T6">25. <text:tab/>X1 <text:tab/>≠l</text:span><text:span text:style-name="T3">ú</text:span><text:span text:style-name="T6"> gaz-dè l</text:span><text:span text:style-name="T3">ú</text:span><text:span text:style-name="T6"> igi hul-≠hul-da</text:span></text:p>
      <text:p text:style-name="P5"><text:span text:style-name="T3"><text:s/><text:tab/>X2 <text:tab/>lú </text:span><text:span text:style-name="T6">≠</text:span><text:span text:style-name="T3">gaz-dè igi hul-hul-le-≠dè</text:span></text:p>
      <text:p text:style-name="P5"><text:span text:style-name="T6">26. </text:span><text:span text:style-name="T6"><text:tab/>X2 <text:tab/></text:span><text:span text:style-name="T3">≠</text:span><text:span text:style-name="T6">uru gul</text:span><text:span text:style-name="T3"></text:span><text:span text:style-name="T6">-gul-dè </text:span><text:span text:style-name="T3">å</text:span><text:span text:style-name="T6">u-zu-</text:span><text:span text:style-name="T3">åè</text:span><text:span text:style-name="T6"> nu-Ñar-ra</text:span></text:p>
      <text:p text:style-name="P5"><text:span text:style-name="T6">27. <text:tab/>X2 <text:tab/></text:span><text:span text:style-name="T3">≠</text:span><text:span text:style-name="T6">nam-nir</text:span><text:span text:style-name="T3"></text:span><text:span text:style-name="T6">-Ñ</text:span><text:span text:style-name="T3">á</text:span><text:span text:style-name="T6">l mu-ra-</text:span><text:span text:style-name="T3">åú</text:span><text:span text:style-name="T6">m</text:span></text:p>
      <text:p text:style-name="P5"><text:span text:style-name="T6">28. <text:tab/>X2 <text:tab/>u</text:span><text:span text:style-name="T37">4</text:span><text:span text:style-name="T6"> ≠b</text:span><text:span text:style-name="T3">à</text:span><text:span text:style-name="T6">d igi-</text:span><text:span text:style-name="T9">å</text:span><text:span text:style-name="T7">a</text:span><text:span text:style-name="T31">!</text:span><text:span text:style-name="T6">-≠</text:span><text:span text:style-name="T7">da</text:span><text:span text:style-name="T6">-hur </text:span><text:span text:style-name="T31">d</text:span><text:span text:style-name="T3">å</text:span><text:span text:style-name="T6">ul-gi ad-da-&lt;Ñu</text:span><text:span text:style-name="T37">10</text:span><text:span text:style-name="T6">&gt; mu-un-d</text:span><text:span text:style-name="T3">ù</text:span><text:span text:style-name="T6">-a</text:span></text:p>
      <text:p text:style-name="P5"><text:span text:style-name="T6">29. <text:tab/>X2 <text:tab/>za-e-</text:span><text:span text:style-name="T3">≠</text:span><text:span text:style-name="T6">en</text:span><text:span text:style-name="T3"></text:span><text:span text:style-name="T6">-z</text:span><text:span text:style-name="T3">é</text:span><text:span text:style-name="T6">-en in-nu</text:span></text:p>
      <text:p text:style-name="P5"><text:span text:style-name="T6">30. <text:tab/>X2 <text:tab/></text:span><text:span text:style-name="T31">Ñi</text:span><text:span text:style-name="T30">å</text:span><text:span text:style-name="T6">gu-za-</text:span><text:span text:style-name="T3">≠</text:span><text:span text:style-name="T6">Ñ</text:span><text:span text:style-name="T3">á</text:span><text:span text:style-name="T6"> </text:span><text:span text:style-name="T31">Ñi</text:span><text:span text:style-name="T30">å</text:span><text:span text:style-name="T6">gu-≠za </text:span><text:span text:style-name="T31">d</text:span><text:span text:style-name="T3">å</text:span><text:span text:style-name="T6">ul-gi-ra-ka in-nu</text:span></text:p>
      <text:p text:style-name="P5"><text:span text:style-name="T6">31. <text:tab/>X2 <text:tab/></text:span><text:span text:style-name="T31">I</text:span><text:span text:style-name="T6">&lt;</text:span><text:span text:style-name="T31"> </text:span><text:span text:style-name="T6">lú&gt;-</text:span><text:span text:style-name="T31">d</text:span><text:span text:style-name="T6">en-ki </text:span><text:span text:style-name="T3">≠é</text:span><text:span text:style-name="T6">nsi</text:span><text:span text:style-name="T3"></text:span><text:span text:style-name="T6"> ma-da­ zi-mu-dar-ra</text:span><text:span text:style-name="T31">!ki</text:span><text:span text:style-name="T6">-</text:span><text:span text:style-name="T3">åè</text:span></text:p>
      <text:p text:style-name="P5"><text:span text:style-name="T6">32. <text:tab/>X2 <text:tab/>h</text:span><text:span text:style-name="T3">é</text:span><text:span text:style-name="T6">-mu-e-</text:span><text:span text:style-name="T3">å</text:span><text:span text:style-name="T6">i-DU</text:span></text:p>
      <text:p text:style-name="P5"><text:span text:style-name="T6">33. <text:tab/>X2 <text:tab/>Ñé</text:span><text:span text:style-name="T44">š</text:span><text:span text:style-name="T6"> ugnim-ma-≠ka h</text:span><text:span text:style-name="T3">é</text:span><text:span text:style-name="T6">-de</text:span><text:span text:style-name="T37">6</text:span></text:p>
      <text:p text:style-name="P5"><text:span text:style-name="T6">34. <text:tab/>X2 <text:tab/>[</text:span><text:span text:style-name="T3">é</text:span><text:span text:style-name="T6">ren-na-ni]-≠ta h</text:span><text:span text:style-name="T3">é</text:span><text:span text:style-name="T6">-mi-ib-gi</text:span><text:span text:style-name="T37">4</text:span><text:span text:style-name="T6">-gi</text:span><text:span text:style-name="T37">4</text:span></text:p>
      <text:p text:style-name="P5"><text:span text:style-name="T6">35. <text:tab/>X2 <text:tab/>[</text:span><text:span text:style-name="T31">I</text:span><text:span text:style-name="T6">ba-b]a-ti ≠pisaÑ-dub-ba NE-i-e-da-</text:span><text:span text:style-name="T3">á</text:span><text:span text:style-name="T6">Ñ-ta </text:span></text:p>
      <text:p text:style-name="P5"><text:span text:style-name="T6">36. <text:tab/>X2 <text:tab/>[m]u-na-an-≠</text:span><text:span text:style-name="T3">åú</text:span><text:span text:style-name="T6">m-ma-ta b</text:span><text:span text:style-name="T3">à</text:span><text:span text:style-name="T6">d-bi h</text:span><text:span text:style-name="T3">é</text:span><text:span text:style-name="T6">-d</text:span><text:span text:style-name="T3">ù</text:span><text:span text:style-name="T6">-a</text:span></text:p>
      <text:p text:style-name="P5"><text:span text:style-name="T6">37. <text:tab/>X2 <text:tab/></text:span><text:span text:style-name="T3">≠ù</text:span><text:span text:style-name="T31">?</text:span><text:span text:style-name="T3"></text:span><text:span text:style-name="T6"> za-e </text:span><text:span text:style-name="T3">é</text:span><text:span text:style-name="T6">ren </text:span><text:span text:style-name="T3">å</text:span><text:span text:style-name="T6">u-zu-ta </text:span><text:span text:style-name="T3">ì</text:span><text:span text:style-name="T6">-Ñ</text:span><text:span text:style-name="T3">á</text:span><text:span text:style-name="T6">l-la</text:span></text:p>
      <text:p text:style-name="P5"><text:span text:style-name="T6">38. <text:tab/>X2 <text:tab/>[h]i-ri-tum</text:span><text:span text:style-name="T31">ki </text:span><text:span text:style-name="T6">ba-al-l</text:span><text:span text:style-name="T3">á</text:span></text:p>
      <text:p text:style-name="P5"><text:span text:style-name="T6">39. <text:tab/>X2 <text:tab/>[m]a-da d</text:span><text:span text:style-name="T3">í</text:span><text:span text:style-name="T6">m-</text:span><text:span text:style-name="T3">≠</text:span><text:span text:style-name="T6">ma-bi</text:span><text:span text:style-name="T3"></text:span><text:span text:style-name="T6"> nu-ku</text:span><text:span text:style-name="T37">5</text:span><text:span text:style-name="T6">-ru-d</text:span><text:span text:style-name="T3">è</text:span></text:p>
      <text:p text:style-name="P5"><text:span text:style-name="T6">40. <text:tab/>X2 <text:tab/>[n]am-ba-</text:span><text:span text:style-name="T3">åú</text:span><text:span text:style-name="T6">m-mu-≠un-z</text:span><text:span text:style-name="T3">é</text:span><text:span text:style-name="T6">-en</text:span></text:p>
      <text:p text:style-name="P5"><text:span text:style-name="T6">41. <text:tab/>X2 <text:tab/>[e]n-na ma-da mu-un-gi</text:span><text:span text:style-name="T31">!</text:span><text:span text:style-name="T6">(nam)-na-ta</text:span></text:p>
      <text:p text:style-name="P5"><text:span text:style-name="T6">42. <text:tab/>X2 <text:tab/>≠</text:span><text:span text:style-name="T3">é</text:span><text:span text:style-name="T6">ren nam-mu-un-du</text:span><text:span text:style-name="T37">8</text:span><text:span text:style-name="T6">-re-z</text:span><text:span text:style-name="T3">é</text:span><text:span text:style-name="T6">-en</text:span></text:p>
      <text:p text:style-name="P5"><text:span text:style-name="T6">43. <text:tab/>X2 <text:tab/>l</text:span><text:span text:style-name="T3">ú</text:span><text:span text:style-name="T6">-≠kíÑ-gi</text:span><text:span text:style-name="T37">4</text:span><text:span text:style-name="T6">-a-e-ne </text:span><text:span text:style-name="T3">á</text:span><text:span text:style-name="T6">-</text:span><text:span text:style-name="T3">á</text:span><text:span text:style-name="T6">Ñ-Ñ</text:span><text:span text:style-name="T3">á</text:span><text:span text:style-name="T6"> ma-da</text:span></text:p>
      <text:p text:style-name="P5"><text:span text:style-name="T6">44. <text:tab/>X2 <text:tab/></text:span><text:span text:style-name="T31">d</text:span><text:span text:style-name="T6">utu-</text:span><text:span text:style-name="T3">è</text:span><text:span text:style-name="T6">-da-bi ha-ma-t</text:span><text:span text:style-name="T3">ù</text:span><text:span text:style-name="T6">m</text:span></text:p>
      <text:p text:style-name="P5"><text:span text:style-name="T3">45. <text:tab/>X2 <text:tab/>a-ma-ru-kam</text:span></text:p>
      <text:p text:style-name="P9"/>
      <text:p text:style-name="P6"><text:soft-page-break/><text:span text:style-name="T3"><text:tab/></text:span><text:span text:style-name="T30">1 </text:span><text:span text:style-name="T3">Speak to Åarrum-bani: </text:span><text:span text:style-name="T30">2 </text:span><text:span text:style-name="T3">saying (the words of) Åu-Sin, your king:</text:span></text:p>
      <text:p text:style-name="P6"><text:span text:style-name="T3"><text:tab/></text:span><text:span text:style-name="T30">3 </text:span><text:span text:style-name="T3">The envoy whom I sent to you, … above and beyond … </text:span><text:span text:style-name="T30">4 </text:span><text:span text:style-name="T3">At daybreak my orders that I had provided, to me … you were not to exceed. </text:span><text:span text:style-name="T30">5 </text:span><text:span text:style-name="T3">After­ you went away, before … </text:span><text:span text:style-name="T30">6 </text:span><text:span text:style-name="T3">As for me, whatever (you) say ­to me … </text:span><text:span text:style-name="T30">7 </text:span><text:span text:style-name="T3">After you set out for to the center of the frontier territory, </text:span><text:span text:style-name="T30">8 </text:span><text:span text:style-name="T3">you approached the territory and after spending the night … </text:span><text:span text:style-name="T30">9 </text:span><text:span text:style-name="T3">Its nobles … </text:span><text:span text:style-name="T30">10 </text:span><text:span text:style-name="T3">If by yourself … </text:span><text:span text:style-name="T30">11 </text:span><text:span text:style-name="T3">their understanding … his … </text:span><text:span text:style-name="T30">12 </text:span><text:span text:style-name="T3">Their nobles then staged an ambush against you. </text:span><text:span text:style-name="T30">13 </text:span><text:span text:style-name="T3">When their </text:span><text:span text:style-name="T9">people had been expelled</text:span><text:span text:style-name="T3">,</text:span><text:span text:style-name="T30"> 14 </text:span><text:span text:style-name="T3">like them the frontier territory … </text:span><text:span text:style-name="T30">15 </text:span><text:span text:style-name="T3">If their officer … </text:span><text:span text:style-name="T30">16 </text:span><text:span text:style-name="T3">are of one mind, ­</text:span><text:span text:style-name="T30">17 </text:span><text:span text:style-name="T3">you will not be able to root them out from their hiding places. </text:span><text:span text:style-name="T30">18</text:span><text:span text:style-name="T3">The enemy all gathered together … </text:span><text:span text:style-name="T30">19 </text:span><text:span text:style-name="T3">When their cities have been handed over, </text:span><text:span text:style-name="T30">20 </text:span><text:span text:style-name="T3">until they come out from these fortifications, let no one get through. </text:span><text:span text:style-name="T30">21 </text:span><text:span text:style-name="T3">Once their (fighting) men had been killed, </text:span><text:span text:style-name="T30">22 </text:span><text:span text:style-name="T3">their women/workers of the citi(es) of your territory, who had been­ captured, were not to be [harmed</text:span><text:span text:style-name="T30">?</text:span><text:span text:style-name="T3">]. </text:span><text:span text:style-name="T30">23 </text:span><text:span text:style-name="T3">Thus did I command you. </text:span><text:span text:style-name="T30">24 </text:span><text:span text:style-name="T3">Why did you not act in accordance with my instructions? </text:span></text:p>
      <text:p text:style-name="P14"><text:span text:style-name="T30">25–26 </text:span><text:span text:style-name="T3">But although it was not (normally) in your power to execute and blind people, nor to destroy cities, </text:span><text:span text:style-name="T30">27 </text:span><text:span text:style-name="T3">I gave you (that) authority. </text:span><text:span text:style-name="T30">28 </text:span><text:span text:style-name="T3">When earlier &lt;my&gt; father Åulgi had built ­</text:span><text:span text:style-name="T9">Bad-igihursaga</text:span><text:span text:style-name="T3">, </text:span><text:span text:style-name="T30">29 </text:span><text:span text:style-name="T3">none of you were there. </text:span><text:span text:style-name="T30">30 </text:span><text:span text:style-name="T3">The throne is mine, it ­not the throne of Åulgi! </text:span><text:span text:style-name="T30">31 </text:span><text:span text:style-name="T3">Lu-Nanna,</text:span><text:span text:style-name="Footnote_20_Symbol"><text:span text:style-name="T3"><text:note text:id="ftn5" text:note-class="footnote"><text:note-citation>5</text:note-citation><text:note-body><text:p text:style-name="Footnote"><text:s/>Written as <text:span text:style-name="T33">I</text:span><text:span text:style-name="T16">&lt;</text:span><text:span text:style-name="T33"> </text:span><text:span text:style-name="T16">lú&gt;-</text:span><text:span text:style-name="T33">d</text:span><text:span text:style-name="T16">en-ki</text:span>.</text:p></text:note-body></text:note></text:span></text:span><text:span text:style-name="T3"> the governor of Zimudar </text:span><text:span text:style-name="T30">32 </text:span><text:span text:style-name="T3">is to come to you and </text:span><text:span text:style-name="T30">33 </text:span><text:span text:style-name="T3">he will bring 60 </text:span><text:span text:style-name="T8">soldiers</text:span><text:span text:style-name="T3">. ­</text:span><text:span text:style-name="T30">34 </text:span><text:span text:style-name="T3">He is to send them [from among his own conscripts]. </text:span><text:span text:style-name="T30">35 </text:span><text:span text:style-name="T3">Babati, the high commissioner, </text:span><text:span text:style-name="T8">in accordance with orders</text:span><text:span text:style-name="T3"> </text:span><text:span text:style-name="T30">36 </text:span><text:span text:style-name="T3">that I ­have already given to him, is to build the fortifications. </text:span><text:span text:style-name="T30">37–38 </text:span><text:span text:style-name="T3">But you, with the workers that have been entrusted to you—dig ­the moat! </text:span><text:span text:style-name="T30">40 </text:span><text:span text:style-name="T3">You were both enjoined </text:span><text:span text:style-name="T30">39 </text:span><text:span text:style-name="T3">to do nothing that would alter the allegiance of the frontier territory; </text:span><text:span text:style-name="T30">41 </text:span><text:span text:style-name="T3">until (that) territory is secured, </text:span><text:span text:style-name="T30">42</text:span><text:span text:style-name="T3">neither you can demobilize the troops! </text:span><text:span text:style-name="T30">43–44 </text:span><text:span text:style-name="T3">Then, have envoys bring news of­ the territory to me each morning! </text:span><text:span text:style-name="T30">45 </text:span><text:span text:style-name="T3">It is urgent!</text:span></text:p>
      <text:p text:style-name="P9"/>
      <text:p text:style-name="P11">Commentary</text:p>
      <text:p text:style-name="P9"/>
      <text:p text:style-name="P17"><text:soft-page-break/><text:span text:style-name="T2">The only two sources for this letter are of unknown origin and both contain mistakes, omissions, and unorthodox writings and therefore all precise grammatical analysis must be taken with a grain of salt. Needless to say the interpretation of this letter is highly conjectural. The text of this letter was also known to the compiler of the </text:span><text:span text:style-name="T23">Uruk Letter Catalog</text:span><text:span text:style-name="T2">, according to line 5’ </text:span><text:span text:style-name="T17">å</text:span><text:span text:style-name="T22">ar‑ru‑um‑ba-≠ni‑ra</text:span><text:span text:style-name="T26"></text:span><text:span text:style-name="T2">. </text:span></text:p>
      <text:p text:style-name="P9"/>
      <text:p text:style-name="P4"><text:span text:style-name="T10">8</text:span><text:span text:style-name="T3">. The scribe of X2 may have written </text:span><text:span text:style-name="T4">e</text:span><text:span text:style-name="T3"> for </text:span><text:span text:style-name="T4">u</text:span><text:span text:style-name="T36">4</text:span><text:span text:style-name="T3">, and the passage may have read </text:span><text:span text:style-name="T13">u</text:span><text:span text:style-name="T38">4</text:span><text:span text:style-name="T13">-te gi</text:span><text:span text:style-name="T38">6</text:span><text:span text:style-name="T13"> sá</text:span><text:span text:style-name="T3">.</text:span></text:p>
      <text:p text:style-name="P9"/>
      <text:p text:style-name="P4"><text:span text:style-name="T10">12</text:span><text:span text:style-name="T3">. The reading </text:span><text:span text:style-name="T13">åubtum</text:span><text:span text:style-name="T36">7</text:span><text:span text:style-name="T3"> of </text:span><text:span text:style-name="T4">KASKAL.LAGAB≈U/KASKAL.LAGAB≈U</text:span><text:span text:style-name="T3"> is documented in lexical texts (the variant </text:span><text:span text:style-name="T4">KASKAL.T</text:span><text:span text:style-name="T3">Ú</text:span><text:span text:style-name="T4">G.MU[L …]</text:span><text:span text:style-name="T3"> in X2 is inexplicable to me); see </text:span><text:span text:style-name="T8">CAD</text:span><text:span text:style-name="T3"> Å/3 172 sub </text:span><text:span text:style-name="T8">åubtu</text:span><text:span text:style-name="T3">. The Akkadian word means both “dwelling” and “ambush, military post,” but the Sumerian loan only encompasses the latter meaning. See, for example, </text:span><text:span text:style-name="T8">Letter of Sin-tillati to Iddin-Dagan</text:span><text:span text:style-name="T3"> (SEpM 2): 5 </text:span><text:span text:style-name="T13">amurrum </text:span><text:span text:style-name="T32">giå</text:span><text:span text:style-name="T13">tukul-bi-da åubtum-ta im-ma-zi</text:span><text:span text:style-name="T3">, “the Amorites sprung an armed ambush against me.” </text:span></text:p>
      <text:p text:style-name="P9"/>
      <text:p text:style-name="P4"><text:span text:style-name="T10">19–20</text:span><text:span text:style-name="T3">. These lines were translated differently in </text:span><text:span text:style-name="T8">PSD</text:span><text:span text:style-name="T3"> B 53a: “its cities, it borders, and finally right up to its walls—they climbed up, indeed they got over.” Because of the fragmentary nature of this passage it is not clear just where the previous royal instructions begin. My translation is based on the understanding that Åu-Sin had ordered Åarrum-bani to concentrate on building rather than on fighting, as the province had already been pacified, and for the time being the conquered hostiles could not break through into Babylonia.</text:span></text:p>
      <text:p text:style-name="P9"/>
      <text:p text:style-name="P4"><text:span text:style-name="T10">25–27</text:span><text:span text:style-name="T3">. The nuances of the words </text:span><text:span text:style-name="T13">nir-Ñál</text:span><text:span text:style-name="T3"> and </text:span><text:span text:style-name="T13">nam-nir-Ñál</text:span><text:span text:style-name="T3"> require a full treatment; the meanings cover the conceptual range from “trust” to “authority.” It is possible that this, and this passage should be understood as “Although you were not­ permitted to execute and </text:span><text:soft-page-break/><text:span text:style-name="T3">blind people nor to destroy cities, (other than that) I gave you (full) authority.” Compare </text:span><text:span text:style-name="T8">Åulgi Hymn G</text:span><text:span text:style-name="T3"> 22: </text:span><text:span text:style-name="T13">é-kur-ta nam-nir-Ñál åúm-ma lugal ≠uri</text:span><text:span text:style-name="T38">5</text:span><text:span text:style-name="T14"></text:span><text:span text:style-name="T32">[ki]</text:span><text:span text:style-name="T13">-ma</text:span><text:span text:style-name="T3">, “One Given Authority/Trust by Enlil, King of Ur” (part of a long name bestowed on the monarch by Enlil).</text:span></text:p>
      <text:p text:style-name="P9"/>
      <text:p text:style-name="P4"><text:span text:style-name="T10">28</text:span><text:span text:style-name="T3">. </text:span><text:span text:style-name="T13">bàd</text:span><text:span text:style-name="T4"> IGI.TA/</text:span><text:span text:style-name="T13">Å</text:span><text:span text:style-name="T4">A.≠DA.HUR</text:span><text:span text:style-name="T5"></text:span><text:span text:style-name="T3"> makes no ­sense, and the one text that preserves this line is clearly corrupt. The scribe had problems both with the content and the layout of the text, and had to squeeze it into the line, which may also account for the omission of the pronoun on </text:span><text:span text:style-name="T13">ad-da</text:span><text:span text:style-name="T3">. One may suggest two emendations. The first possibility ­is that this is a confused writing of </text:span><text:span text:style-name="T13">bàd-igi-hur-saÑ-Ñá</text:span><text:span text:style-name="T3">, the ­name used in other CKU letters for the fortifications built by Åulgi. The scribe who wrote X2 regularly abbreviated proper names (</text:span><text:span text:style-name="T13">åu</text:span><text:span text:style-name="T12"> for Å</text:span><text:span text:style-name="T13">u-Sin</text:span><text:span text:style-name="T12">,</text:span><text:span text:style-name="T13"> ∂en-ki </text:span><text:span text:style-name="T12">for </text:span><text:span text:style-name="T13">lú-∂nanna</text:span><text:span text:style-name="T3">). He wrote </text:span><text:span text:style-name="T13">bàd-igi</text:span><text:span text:style-name="T3">, then began Akkadian </text:span><text:span text:style-name="T46">š</text:span><text:span text:style-name="T9">a-da</text:span><text:span text:style-name="T3">, followed by </text:span><text:span text:style-name="T13">hur</text:span><text:span text:style-name="T3"> and left it at that. The grammatical case of the Akkadian word is a problem, nevertheless. Note that this is the only direct evidence, outside ­of the</text:span><text:span text:style-name="T8"> Sumerian Ling List</text:span><text:span text:style-name="T3">, that Åu-Sin was Åulgi’s son (but see D. I. Owen, </text:span><text:span text:style-name="T8">NABU</text:span><text:span text:style-name="T3"> 15 [2001] 19–20). One should also consider another possibility: that the confusion stemmed from the name of another player in the CKU, namely Puzur-Åulgi. Faced with a badly written original, the scribe may have assumed that this was the name of Åarrum-bani’s father, and may have understood this all as </text:span><text:span text:style-name="T13">*u</text:span><text:span text:style-name="T38">4</text:span><text:span text:style-name="T13"> bàd igi-ta puzur</text:span><text:span text:style-name="T38">4</text:span><text:span text:style-name="T13">-∂åul-gi ad-da­-&lt;zu&gt; mu-un-dù-a</text:span><text:span text:style-name="T3">, “when earlier Puzur-Åulgi, your father, had worked on the wall….” In view of what follows, I have chosen the first interpretation.</text:span></text:p>
      <text:p text:style-name="P9"/>
      <text:p text:style-name="P16"><text:span text:style-name="T27">29</text:span><text:span text:style-name="T2">. The plural pronominal form </text:span><text:span text:style-name="T17">za-e-en-zé-en</text:span><text:span text:style-name="T2">, “y’all,” is rare; the proper form seems to be </text:span><text:span text:style-name="T17">za-e-me-en-zé-en</text:span><text:span text:style-name="T2"> (OBGT I 377–78 [</text:span><text:span text:style-name="T24">MSL</text:span><text:span text:style-name="T2"> 4 50], </text:span><text:span text:style-name="T23">Inanna’s Descent </text:span><text:span text:style-name="T2">240/267). In the last example the referent is dual. The only other example of</text:span><text:span text:style-name="T15"> </text:span><text:span text:style-name="T17">za-e-en-zé-en</text:span><text:span text:style-name="T2"> known to me refers to more than two: </text:span><text:span text:style-name="T17">za-e-en-zé-en diå-àm åu te-ba-ab-zé-en Ñá-e dili-Ñu</text:span><text:span text:style-name="T40">10</text:span><text:span text:style-name="T17">-ne ilimmu åu ga-ba-ab-ti</text:span><text:span text:style-name="T2">, “(the fox said:) ‘you all are nine, take one (sheep); I as I am </text:span><text:soft-page-break/><text:span text:style-name="T2">alone, let me take nine!’” ­(</text:span><text:span text:style-name="T23">SP Coll 5</text:span><text:span text:style-name="T2"> Vers. B 74: 5–6). It is possible that Sumerian at one time distinguished between “y’all” and “you two,” but that distinction, if it existed, would probably have been lost on the OB scribe of this text. Whatever the case, the referent remains elusive, as up to this point the words of the king were directed to one person, Åarrum-bani.</text:span></text:p>
      <text:p text:style-name="P20"><text:span text:style-name="T2">The only source for this passage has</text:span><text:span text:style-name="T22"> </text:span><text:span text:style-name="T17">in-nu</text:span><text:span text:style-name="T2"> in 29 and 30; in light of the many irregularities of this text, it is possible that it stands for</text:span><text:span text:style-name="T15"> </text:span><text:span text:style-name="T17">in-nu-ù</text:span><text:span text:style-name="T2"> and that other versions may turn up that have it as “Is my throne not the throne of Åulgi?”</text:span></text:p>
      <text:p text:style-name="P1"/>
      <text:p text:style-name="P2"><text:span text:style-name="T27">30</text:span><text:span text:style-name="T2">. The form </text:span><text:span text:style-name="T34">Ñiå</text:span><text:span text:style-name="T17">gu-za-≠Ñá</text:span><text:span text:style-name="T18"></text:span><text:span text:style-name="T2"> may be simply a mistake for </text:span><text:span text:style-name="T34">Ñiå</text:span><text:span text:style-name="T17">gu-za-Ñu</text:span><text:span text:style-name="T40">10</text:span><text:span text:style-name="T2">. The translation is based on the assumption that it stands for </text:span><text:span text:style-name="T17">guza.Ñu.am</text:span><text:span text:style-name="T2">. It is also possible that this is to be interpreted as “it is my throne,” and the previous libe as “none of you were there.” </text:span></text:p>
      <text:p text:style-name="P1"/>
      <text:p text:style-name="P16"><text:span text:style-name="T28">33</text:span><text:span text:style-name="T2">. The word </text:span><text:span text:style-name="T22">ugnim</text:span><text:span text:style-name="T2"> does not usually refer to individuals, and therefore it is possible that the </text:span><text:span text:style-name="T22">DI</text:span><text:span text:style-name="T17">Å</text:span><text:span text:style-name="T2"> sign is to be read </text:span><text:span text:style-name="T17">diå</text:span><text:span text:style-name="T2"> and that the translation should be: “he will bring one army regiment.” The rendition used here is based on the analogy with the only other use of a number before </text:span><text:span text:style-name="T22">ugnim</text:span><text:span text:style-name="T2"> that I am aware of, in the </text:span><text:span text:style-name="T23">Letter from Nanna-kiºaÑa to Lipit-E</text:span><text:span text:style-name="T42">š</text:span><text:span text:style-name="T23">tar </text:span><text:span text:style-name="T2">(SEpM 4): 5–6 </text:span><text:span text:style-name="T17">åà é-dana</text:span><text:span text:style-name="T34">ki</text:span><text:span text:style-name="T17">-åè àå me-at ugnim gu-un-gu-nu-um, </text:span><text:span text:style-name="T34">I</text:span><text:span text:style-name="T17">at-ta-ma-an-nu-um ba-ni-in-ku</text:span><text:span text:style-name="T40">4</text:span><text:span text:style-name="T2">, “Attamanum brought (a contingent of) six hundred soldiers of Gungunum into Edana.” </text:span></text:p>
      <text:p text:style-name="P21">I cannot explain the double genitive or genitive and locative in this line.</text:p>
      <text:p text:style-name="P18"><text:s/></text:p>
      <text:p text:style-name="P16"><text:span text:style-name="T27">35</text:span><text:span text:style-name="T2">. </text:span><text:span text:style-name="T22">NE-</text:span><text:span text:style-name="T17">i-e-da-áÑ-ta</text:span><text:span text:style-name="T2"> makes absolutely no sense; I have provisionally understood this as a garbled form of </text:span><text:span text:style-name="T22">*</text:span><text:span text:style-name="T17">á mu-e-da-(a)-áÑ-ta</text:span><text:span text:style-name="T2">. Steve Tinney suggests to me that this may be a visual error from a badly written original: </text:span><text:span text:style-name="T22">á </text:span><text:span text:style-name="T2">misread as </text:span><text:span text:style-name="T22">NE</text:span><text:span text:style-name="T2"> and </text:span><text:span text:style-name="T17">mu</text:span><text:span text:style-name="T2"> misread as </text:span><text:span text:style-name="T22">i-i</text:span><text:span text:style-name="T2">. See also line 41.</text:span></text:p>
      <text:p text:style-name="P18"><text:soft-page-break/></text:p>
      <text:p text:style-name="P4"><text:span text:style-name="T10">39–45</text:span><text:span text:style-name="T3">. These lines are addressed to both Åarrum-bani and Babati (or perhaps Lu-Nanna), like the end of ÅAr1 (2), which is directed at both Aradmu and Apila</text:span><text:span text:style-name="T43">š</text:span><text:span text:style-name="T3">a. </text:span></text:p>
      <text:p text:style-name="P7"/>
      <text:p text:style-name="P16"><text:span text:style-name="T27">38</text:span><text:span text:style-name="T2">. </text:span><text:span text:style-name="T17">ba-al-lá</text:span><text:span text:style-name="T2"> must be an imperative form of </text:span><text:span text:style-name="T17">ba-al</text:span><text:span text:style-name="T2">, “to ­dig.” Despite the place name classifier,</text:span><text:span text:style-name="T29"> </text:span><text:span text:style-name="T17">hi-ri-tum</text:span><text:span text:style-name="T2"> = </text:span><text:span text:style-name="T23">hir</text:span><text:span text:style-name="T42">ī</text:span><text:span text:style-name="T23">tum</text:span><text:span text:style-name="T2"> must mean “moat” here. The classifier </text:span><text:span text:style-name="T22">ki</text:span><text:span text:style-name="T2">­ is a mistake brought about by the association with ­</text:span><text:span text:style-name="T22">hi-ri-tum</text:span><text:span text:style-name="T35">ki</text:span><text:span text:style-name="T2">, for which see </text:span><text:span text:style-name="T23">RGTC</text:span><text:span text:style-name="T2"> 3 98. For a moat associated with fortifications see, e.g., </text:span><text:span text:style-name="T23">Samsu-iluna Inscription </text:span><text:span text:style-name="T2">8: 66–71 (D. Frayne, </text:span><text:span text:style-name="T23">RIME</text:span><text:span text:style-name="T2"> 4 E4.3.7.8): </text:span><text:span text:style-name="T17">åà iti min-kam-ma-ka-àm gú íd-dur-ùl-ka-ta bàd</text:span><text:span text:style-name="T25">-sa-am-su-i-lu-na-a</text:span><text:span text:style-name="T19"> </text:span><text:span text:style-name="T17">bí-in-dù íd-hi-ri-tum-bi im-mi-in-ba-al</text:span><text:span text:style-name="T2">, “in the course of two months he constructed Dur-Samsu-iluna (‘Fort Samsu-iluna’) on the bank of the Diyala and dug its moat.”</text:span></text:p>
      <text:p text:style-name="P18"/>
      <text:p text:style-name="P16"><text:span text:style-name="T27">39</text:span><text:span text:style-name="T2">. The writing </text:span><text:span text:style-name="T17">ku</text:span><text:span text:style-name="T40">5</text:span><text:span text:style-name="T17">-ru-dè</text:span><text:span text:style-name="T2"> is undoubtedly a syllabic rendering of </text:span><text:span text:style-name="T17">kúr-ru-dè</text:span><text:span text:style-name="T2">, and is only attested in X2, which is hardly surprising. </text:span></text:p>
      <text:p text:style-name="P9"/>
      <text:p text:style-name="P4"><text:span text:style-name="T11">41</text:span><text:span text:style-name="T3">. The verbal root </text:span><text:span text:style-name="T4">nam</text:span><text:span text:style-name="T3"> makes no sense, and the context strongly suggests that this is a visual mistake for </text:span><text:span text:style-name="T13">gi</text:span><text:span text:style-name="T3">. </text:span></text:p>
      <text:p text:style-name="P9"/>
      <text:p text:style-name="P4"><text:span text:style-name="T10">43-44</text:span><text:span text:style-name="T3">. Compare </text:span><text:span text:style-name="T8">Letter of</text:span><text:span text:style-name="T3"> </text:span><text:span text:style-name="T8">Åama</text:span><text:span text:style-name="T45">š</text:span><text:span text:style-name="T8">-øab to Ilak-niºid</text:span><text:span text:style-name="T3"> (SEpM 17) 18 </text:span><text:span text:style-name="T13">u</text:span><text:span text:style-name="T38">4</text:span><text:span text:style-name="T13">-da-ta á-áÑ-Ñá-zu hé-em-tùm</text:span><text:span text:style-name="T3">, “from now on bring me your news (continuous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Footnote"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19">
        <style:list-level-properties text:list-level-position-and-space-mode="label-alignment">
          <style:list-level-label-alignment text:label-followed-by="listtab" text:list-tab-stop-position="0.5165in" fo:text-indent="-0.5165in" fo:margin-left="0.5165in"/>
        </style:list-level-properties>
      </text:list-level-style-number>
      <text:list-level-style-number text:level="2" text:style-name="WW8Num1z0" style:num-suffix="." style:num-format="1" text:start-value="20" text:display-levels="2">
        <style:list-level-properties text:list-level-position-and-space-mode="label-alignment">
          <style:list-level-label-alignment text:label-followed-by="listtab" text:list-tab-stop-position="0.5165in" fo:text-indent="-0.5165in" fo:margin-left="0.5165in"/>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text:list-tab-stop-position="0.5165in" fo:text-indent="-0.5165in" fo:margin-left="0.5165in"/>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7"><draw:text-box fo:min-height="0.1457in"><text:p text:style-name="Header"><text:span text:style-name="Page_20_Number"><text:page-number text:select-page="current">8</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Sin to arrum-bani</dc:title>
    <meta:initial-creator>Piotr Michalowski</meta:initial-creator>
    <meta:creation-date>2009-05-28T10:07:00</meta:creation-date>
    <dc:creator>Piotr Michalowski</dc:creator>
    <dc:date>2009-10-28T12:51:00</dc:date>
    <meta:print-date>2009-08-23T23:11:00</meta:print-date>
    <meta:editing-cycles>61</meta:editing-cycles>
    <meta:editing-duration>PT03H20M00S</meta:editing-duration>
    <meta:document-statistic meta:table-count="0" meta:image-count="0" meta:object-count="0" meta:page-count="8" meta:paragraph-count="98" meta:word-count="2012" meta:character-count="11476"/>
    <meta:generator>OpenOffice.org/3.1$Unix OpenOffice.org_project/310m19$Build-9420</meta:generator>
  </office:meta>
</office:document-meta>
</file>